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" style:font-name-asian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S's Security Code: 8143668B [???]</text:p>
      <text:p text:style-name="P1">wox2 (CZ)'s Security Code: 354E8BDA [???]</text:p>
      <text:p text:style-name="P1">It is now turn 1 (wox2 (CZ))</text:p>
      <text:p text:style-name="P1">It is now the Beginning Phase, Untap Step</text:p>
      <text:p text:style-name="P1">&lt;wox2 (CZ)&gt; hi</text:p>
      <text:p text:style-name="P1">wox2 (CZ) shuffles library</text:p>
      <text:p text:style-name="P1">wox2 (CZ) shuffles library</text:p>
      <text:p text:style-name="P1">&lt;TS&gt; hi</text:p>
      <text:p text:style-name="P1">wox2 (CZ) rolled a 4, using a 20 sided die</text:p>
      <text:p text:style-name="P1">TS rolled a 15, using a 20 sided die</text:p>
      <text:p text:style-name="P1">TS shuffles library</text:p>
      <text:p text:style-name="P1">wox2 (CZ) shuffles library</text:p>
      <text:p text:style-name="P1">&lt;TS&gt; p</text:p>
      <text:p text:style-name="P1">wox2 (CZ) shuffles library</text:p>
      <text:p text:style-name="P1">&lt;wox2 (CZ)&gt; k</text:p>
      <text:p text:style-name="P1">wox2 (CZ) shuffles library</text:p>
      <text:p text:style-name="P1">TS draws 7 cards</text:p>
      <text:p text:style-name="P1">It is now turn 2 (TS)</text:p>
      <text:p text:style-name="P1">It is now the Beginning Phase, Untap Step</text:p>
      <text:p text:style-name="P1">It is now the Beginning Phase, Upkeep Step</text:p>
      <text:p text:style-name="P1">It is now the Beginning Phase, Draw Step</text:p>
      <text:p text:style-name="P1">It is now the Precombat Main Phase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&lt;TS&gt; kp</text:p>
      <text:p text:style-name="P1">&lt;wox2 (CZ)&gt; kp</text:p>
      <text:p text:style-name="P1">TS plays Tropical Island from Hand</text:p>
      <text:p text:style-name="P1">TS plays Mox Jet from Hand</text:p>
      <text:p text:style-name="P1">TS taps Mox Jet</text:p>
      <text:p text:style-name="P1">TS taps Tropical Island</text:p>
      <text:p text:style-name="P1">TS plays Dark Confidant from Hand</text:p>
      <text:p text:style-name="P1">&lt;TS&gt; Ok?</text:p>
      <text:p text:style-name="P1">&lt;wox2 (CZ)&gt; Ok</text:p>
      <text:p text:style-name="P1">TS plays Black Lotus from Hand</text:p>
      <text:p text:style-name="P1">&lt;TS&gt; Ok?</text:p>
      <text:p text:style-name="P1">It is now the Postcombat Main Phase</text:p>
      <text:p text:style-name="P1">&lt;wox2 (CZ)&gt; Ok</text:p>
      <text:p text:style-name="P1">TS sacrifices Black Lotus</text:p>
      <text:p text:style-name="P1">TS plays Merchant Scroll from Hand</text:p>
      <text:p text:style-name="P1">&lt;TS&gt; Ok?</text:p>
      <text:p text:style-name="P1">&lt;wox2 (CZ)&gt; Ok</text:p>
      <text:p text:style-name="P1">TS is looking its Library...</text:p>
      <text:p text:style-name="P1">TS puts Ancestral Recall into play from Library</text:p>
      <text:p text:style-name="P1">TS puts Ancestral Recall to Hand from Play</text:p>
      <text:p text:style-name="P1">TS shuffles library</text:p>
      <text:p text:style-name="P1">TS stops looking its Library...</text:p>
      <text:p text:style-name="P1">TS puts Merchant Scroll to Graveyard from Play</text:p>
      <text:p text:style-name="P1">TS plays Ancestral Recall from Hand</text:p>
      <text:p text:style-name="P1">&lt;TS&gt; Ok?</text:p>
      <text:p text:style-name="P1">&lt;wox2 (CZ)&gt; Ok</text:p>
      <text:p text:style-name="P1">TS draws a card</text:p>
      <text:p text:style-name="P1">TS draws a card</text:p>
      <text:p text:style-name="P1">TS draws a card</text:p>
      <text:p text:style-name="P1">TS puts Ancestral Recall to Graveyard from Play</text:p>
      <text:p text:style-name="P1">It is now the End Phase, End Of Turn Step</text:p>
      <text:p text:style-name="P1">&lt;TS&gt; End my turn</text:p>
      <text:p text:style-name="P1">It is now turn 3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&lt;wox2 (CZ)&gt; Thinking</text:p>
      <text:p text:style-name="P1">wox2 (CZ) plays Mountain from Hand</text:p>
      <text:p text:style-name="P1">wox2 (CZ) taps Mountain</text:p>
      <text:p text:style-name="P1">wox2 (CZ) plays Mogg Fanatic from Hand</text:p>
      <text:p text:style-name="P1">&lt;wox2 (CZ)&gt; Ok?</text:p>
      <text:p text:style-name="P1">&lt;TS&gt; Ok</text:p>
      <text:p text:style-name="P1">wox2 (CZ) puts Mogg Fanatic to Graveyard from Play</text:p>
      <text:p text:style-name="P1">TS puts Dark Confidant to Graveyard from Play</text:p>
      <text:p text:style-name="P1">It is now the End Phase, End Of Turn Step</text:p>
      <text:p text:style-name="P1">&lt;wox2 (CZ)&gt; End my turn</text:p>
      <text:p text:style-name="P1">It is now turn 4 (TS)</text:p>
      <text:p text:style-name="P1">It is now the Beginning Phase, Untap Step</text:p>
      <text:p text:style-name="P1">TS untaps his/her permanents</text:p>
      <text:p text:style-name="P1">It is now the Beginning Phase, Upkeep Step</text:p>
      <text:p text:style-name="P1">It is now the Beginning Phase, Draw Step</text:p>
      <text:p text:style-name="P1">TS draws a card</text:p>
      <text:p text:style-name="P1">It is now the Precombat Main Phase</text:p>
      <text:p text:style-name="P1">TS plays Flooded Strand from Hand</text:p>
      <text:p text:style-name="P1">TS sacrifices Flooded Strand</text:p>
      <text:p text:style-name="P1">TS's life total is now 19 (-1)</text:p>
      <text:p text:style-name="P1">TS is looking its Library...</text:p>
      <text:p text:style-name="P1">TS puts Underground Sea into play from Library</text:p>
      <text:p text:style-name="P1">TS shuffles library</text:p>
      <text:p text:style-name="P1">TS stops looking its Library...</text:p>
      <text:p text:style-name="P1">TS taps Tropical Island</text:p>
      <text:p text:style-name="P1">TS taps Mox Jet</text:p>
      <text:p text:style-name="P1">TS plays Regrowth from Hand</text:p>
      <text:p text:style-name="P1">&lt;TS&gt; Ok?</text:p>
      <text:p text:style-name="P1">&lt;wox2 (CZ)&gt; Ok</text:p>
      <text:p text:style-name="P1">TS puts Ancestral Recall into play from Graveyard</text:p>
      <text:p text:style-name="P1">TS puts Ancestral Recall to Hand from Play</text:p>
      <text:p text:style-name="P1">TS puts Regrowth to Graveyard from Play</text:p>
      <text:p text:style-name="P1">TS taps Underground Sea</text:p>
      <text:p text:style-name="P1">TS plays Ancestral Recall from Hand</text:p>
      <text:p text:style-name="P1">&lt;TS&gt; Ok?</text:p>
      <text:p text:style-name="P1">&lt;wox2 (CZ)&gt; Ok</text:p>
      <text:p text:style-name="P1">TS draws a card</text:p>
      <text:p text:style-name="P1">TS draws a card</text:p>
      <text:p text:style-name="P1">TS draws a card</text:p>
      <text:p text:style-name="P1">TS puts Ancestral Recall to Graveyard from Play</text:p>
      <text:p text:style-name="P1">It is now the End Phase, End Of Turn Step</text:p>
      <text:p text:style-name="P1">&lt;TS&gt; End my turn</text:p>
      <text:p text:style-name="P1">It is now turn 5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Mishra's Factory from Hand</text:p>
      <text:p text:style-name="P1">&lt;wox2 (CZ)&gt; Thinking</text:p>
      <text:p text:style-name="P1">wox2 (CZ) taps Mountain</text:p>
      <text:p text:style-name="P1">wox2 (CZ) taps Mishra's Factory</text:p>
      <text:p text:style-name="P1">wox2 (CZ) plays Pyrostatic Pillar from Hand</text:p>
      <text:p text:style-name="P1">TS plays Force of Will from Hand</text:p>
      <text:p text:style-name="P1">TS puts Brainstorm to RFG from Hand</text:p>
      <text:p text:style-name="P1">TS's life total is now 18 (-1)</text:p>
      <text:p text:style-name="P1">wox2 (CZ) puts Pyrostatic Pillar to Graveyard from Play</text:p>
      <text:p text:style-name="P1">TS puts Force of Will to Graveyard from Play</text:p>
      <text:p text:style-name="P1">It is now the End Phase, End Of Turn Step</text:p>
      <text:p text:style-name="P1">&lt;wox2 (CZ)&gt; End my turn</text:p>
      <text:p text:style-name="P1">It is now turn 6 (TS)</text:p>
      <text:p text:style-name="P1">It is now the Beginning Phase, Untap Step</text:p>
      <text:p text:style-name="P1">TS untaps his/her permanents</text:p>
      <text:p text:style-name="P1">It is now the Beginning Phase, Upkeep Step</text:p>
      <text:p text:style-name="P1">It is now the Beginning Phase, Draw Step</text:p>
      <text:p text:style-name="P1">TS draws a card</text:p>
      <text:p text:style-name="P1">It is now the Precombat Main Phase</text:p>
      <text:p text:style-name="P1">TS plays Island from Hand</text:p>
      <text:p text:style-name="P1">TS taps Tropical Island</text:p>
      <text:p text:style-name="P1">TS taps Island</text:p>
      <text:p text:style-name="P1">TS plays Quirion Dryad from Hand</text:p>
      <text:p text:style-name="P1">&lt;wox2 (CZ)&gt; Ok</text:p>
      <text:p text:style-name="P1">TS taps Underground Sea</text:p>
      <text:p text:style-name="P1">TS plays Duress from Hand</text:p>
      <text:p text:style-name="P1">Quirion Dryad now has 1 (+1) counters.</text:p>
      <text:p text:style-name="P1">wox2 (CZ) reveals a Mountain</text:p>
      <text:p text:style-name="P1">wox2 (CZ) reveals a Mountain</text:p>
      <text:p text:style-name="P1">wox2 (CZ) reveals a Ankh of Mishra</text:p>
      <text:p text:style-name="P1">wox2 (CZ) reveals a Simian Spirit Guide</text:p>
      <text:p text:style-name="P1">wox2 (CZ) reveals a Mountain</text:p>
      <text:p text:style-name="P1">wox2 (CZ) puts Ankh of Mishra to Graveyard from Hand</text:p>
      <text:p text:style-name="P1">TS puts Duress to Graveyard from Play</text:p>
      <text:p text:style-name="P1">It is now the End Phase, End Of Turn Step</text:p>
      <text:p text:style-name="P1">&lt;TS&gt; End my turn</text:p>
      <text:p text:style-name="P1">It is now turn 7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Mountain from Hand</text:p>
      <text:p text:style-name="P1">wox2 (CZ) taps Mountain</text:p>
      <text:p text:style-name="P1">wox2 (CZ) plays Lightning Bolt from Hand</text:p>
      <text:p text:style-name="P1">TS puts Quirion Dryad to Graveyard from Play</text:p>
      <text:p text:style-name="P1">wox2 (CZ) puts Lightning Bolt to Graveyard from Play</text:p>
      <text:p text:style-name="P1">wox2 (CZ) taps Mountain</text:p>
      <text:p text:style-name="P1">It is now the Combat Phase, Declare Attackers Step</text:p>
      <text:p text:style-name="P1">wox2 (CZ) taps Mishra's Factory</text:p>
      <text:p text:style-name="P1">TS's life total is now 16 (-2)</text:p>
      <text:p text:style-name="P1">It is now the End Phase, End Of Turn Step</text:p>
      <text:p text:style-name="P1">&lt;wox2 (CZ)&gt; End my turn</text:p>
      <text:p text:style-name="P1">It is now turn 8 (TS)</text:p>
      <text:p text:style-name="P1">It is now the Beginning Phase, Untap Step</text:p>
      <text:p text:style-name="P1">TS untaps his/her permanents</text:p>
      <text:p text:style-name="P1">It is now the Beginning Phase, Upkeep Step</text:p>
      <text:p text:style-name="P1">It is now the Beginning Phase, Draw Step</text:p>
      <text:p text:style-name="P1">TS draws a card</text:p>
      <text:p text:style-name="P1">It is now the Precombat Main Phase</text:p>
      <text:p text:style-name="P1">TS plays Library of Alexandria from Hand</text:p>
      <text:p text:style-name="P1">TS taps Library of Alexandria</text:p>
      <text:p text:style-name="P1">TS taps Island</text:p>
      <text:p text:style-name="P1">TS taps Underground Sea</text:p>
      <text:p text:style-name="P1">TS plays Psychatog from Hand</text:p>
      <text:p text:style-name="P1">&lt;wox2 (CZ)&gt; Ok</text:p>
      <text:p text:style-name="P1">&lt;TS&gt; End my turn</text:p>
      <text:p text:style-name="P1">It is now turn 9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Mountain from Hand</text:p>
      <text:p text:style-name="P1">wox2 (CZ) taps Mountain</text:p>
      <text:p text:style-name="P1">Genju of the Spires is enchanting Mountain now</text:p>
      <text:p text:style-name="P1">wox2 (CZ) puts Genju of the Spires into play from Hand</text:p>
      <text:p text:style-name="P1">Genju of the Spires is enchanting Mountain now</text:p>
      <text:p text:style-name="P1">&lt;wox2 (CZ)&gt; Ok?</text:p>
      <text:p text:style-name="P1">It is now turn 10 (TS)</text:p>
      <text:p text:style-name="P1">It is now the Beginning Phase, Untap Step</text:p>
      <text:p text:style-name="P1">It is now the Postcombat Main Phase</text:p>
      <text:p text:style-name="P1">TS untaps his/her permanents</text:p>
      <text:p text:style-name="P1">It is now the Beginning Phase, Upkeep Step</text:p>
      <text:p text:style-name="P1">It is now the Beginning Phase, Draw Step</text:p>
      <text:p text:style-name="P1">TS draws a card</text:p>
      <text:p text:style-name="P1">&lt;wox2 (CZ)&gt; Wait!</text:p>
      <text:p text:style-name="P1">It is now the Precombat Main Phase</text:p>
      <text:p text:style-name="P1">&lt;wox2 (CZ)&gt; I didn´t pass</text:p>
      <text:p text:style-name="P1">It is now turn 11 (wox2 (CZ))</text:p>
      <text:p text:style-name="P1">It is now the Beginning Phase, Untap Step</text:p>
      <text:p text:style-name="P1">It is now the Postcombat Main Phase</text:p>
      <text:p text:style-name="P1">TS taps Underground Sea</text:p>
      <text:p text:style-name="P1">TS taps Island</text:p>
      <text:p text:style-name="P1">TS taps Library of Alexandria</text:p>
      <text:p text:style-name="P1">&lt;wox2 (CZ)&gt; Thinking</text:p>
      <text:p text:style-name="P1">wox2 (CZ) taps Mishra's Factory</text:p>
      <text:p text:style-name="P1">wox2 (CZ) taps Mountain</text:p>
      <text:p text:style-name="P1">Genju of the Spires is enchanting no target now</text:p>
      <text:p text:style-name="P1">It is now the Combat Phase, Declare Attackers Step</text:p>
      <text:p text:style-name="P1">wox2 (CZ) taps Genju of the Spires</text:p>
      <text:p text:style-name="P1">wox2 (CZ) taps Mountain</text:p>
      <text:p text:style-name="P1">It is now the Combat Phase, Declare Blockers Step</text:p>
      <text:p text:style-name="P1">&lt;TS&gt; Thinking</text:p>
      <text:p text:style-name="P1">TS's life total is now 10 (-6)</text:p>
      <text:p text:style-name="P1">It is now the End Phase, End Of Turn Step</text:p>
      <text:p text:style-name="P1">&lt;wox2 (CZ)&gt; End my turn</text:p>
      <text:p text:style-name="P1">It is now turn 12 (TS)</text:p>
      <text:p text:style-name="P1">It is now the Beginning Phase, Untap Step</text:p>
      <text:p text:style-name="P1">TS untaps his/her permanents</text:p>
      <text:p text:style-name="P1">It is now the Beginning Phase, Upkeep Step</text:p>
      <text:p text:style-name="P1">It is now the Beginning Phase, Draw Step</text:p>
      <text:p text:style-name="P1">TS draws a card</text:p>
      <text:p text:style-name="P1">It is now the Precombat Main Phase</text:p>
      <text:p text:style-name="P1">TS taps Island</text:p>
      <text:p text:style-name="P1">TS taps Library of Alexandria</text:p>
      <text:p text:style-name="P1">TS plays Merchant Scroll from Hand</text:p>
      <text:p text:style-name="P1">&lt;TS&gt; Ok?</text:p>
      <text:p text:style-name="P1">&lt;wox2 (CZ)&gt; Ok</text:p>
      <text:p text:style-name="P1">TS is looking its Library...</text:p>
      <text:p text:style-name="P1">TS puts Gush into play from Library</text:p>
      <text:p text:style-name="P1">TS puts Gush to Hand from Play</text:p>
      <text:p text:style-name="P1">TS shuffles library</text:p>
      <text:p text:style-name="P1">TS stops looking its Library...</text:p>
      <text:p text:style-name="P1">TS puts Merchant Scroll to Graveyard from Play</text:p>
      <text:p text:style-name="P1">It is now the End Phase, End Of Turn Step</text:p>
      <text:p text:style-name="P1">&lt;TS&gt; End my turn</text:p>
      <text:p text:style-name="P1">It is now turn 13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Mountain from Hand</text:p>
      <text:p text:style-name="P1">&lt;wox2 (CZ)&gt; Thinking</text:p>
      <text:p text:style-name="P1">wox2 (CZ) taps Mountain</text:p>
      <text:p text:style-name="P1">wox2 (CZ) taps Mountain</text:p>
      <text:p text:style-name="P1">wox2 (CZ) taps Mountain</text:p>
      <text:p text:style-name="P1">It is now the Combat Phase, Declare Attackers Step</text:p>
      <text:p text:style-name="P1">wox2 (CZ) taps Mountain</text:p>
      <text:p text:style-name="P1">wox2 (CZ) taps Mishra's Factory</text:p>
      <text:p text:style-name="P1">TS plays Gush from Hand</text:p>
      <text:p text:style-name="P1">TS puts Underground Sea to Hand from Play</text:p>
      <text:p text:style-name="P1">TS puts Island to Hand from Play</text:p>
      <text:p text:style-name="P1">&lt;TS&gt; Ok?</text:p>
      <text:p text:style-name="P1">&lt;wox2 (CZ)&gt; Ok</text:p>
      <text:p text:style-name="P1">TS draws a card</text:p>
      <text:p text:style-name="P1">TS draws a card</text:p>
      <text:p text:style-name="P1">TS puts Gush to Graveyard from Play</text:p>
      <text:p text:style-name="P1">It is now the Combat Phase, Declare Blockers Step</text:p>
      <text:p text:style-name="P1">TS plays Flooded Strand from Hand</text:p>
      <text:p text:style-name="P1">TS puts Flooded Strand to Graveyard from Play</text:p>
      <text:p text:style-name="P1">&lt;wox2 (CZ)&gt; Ok</text:p>
      <text:p text:style-name="P1">TS's life total is now 4 (-6)</text:p>
      <text:p text:style-name="P1">wox2 (CZ) puts Mishra's Factory to Graveyard from Play</text:p>
      <text:p text:style-name="P1">It is now the End Phase, End Of Turn Step</text:p>
      <text:p text:style-name="P1">&lt;wox2 (CZ)&gt; End my turn</text:p>
      <text:p text:style-name="P1">It is now turn 14 (TS)</text:p>
      <text:p text:style-name="P1">It is now the Beginning Phase, Untap Step</text:p>
      <text:p text:style-name="P1">TS untaps his/her permanents</text:p>
      <text:p text:style-name="P1">It is now the Beginning Phase, Upkeep Step</text:p>
      <text:p text:style-name="P1">It is now the Beginning Phase, Draw Step</text:p>
      <text:p text:style-name="P1">TS draws a card</text:p>
      <text:p text:style-name="P1">It is now the Precombat Main Phase</text:p>
      <text:p text:style-name="P1">TS taps Library of Alexandria</text:p>
      <text:p text:style-name="P1">TS draws a card</text:p>
      <text:p text:style-name="P1">TS taps Mox Jet</text:p>
      <text:p text:style-name="P1">TS plays Duress from Hand</text:p>
      <text:p text:style-name="P1">&lt;wox2 (CZ)&gt; Thinking</text:p>
      <text:p text:style-name="P1">&lt;wox2 (CZ)&gt; Thinking</text:p>
      <text:p text:style-name="P1">wox2 (CZ) plays Fireblast from Hand</text:p>
      <text:p text:style-name="P1">wox2 (CZ) puts Mountain to Graveyard from Play</text:p>
      <text:p text:style-name="P1">wox2 (CZ) puts Mountain to Graveyard from Play</text:p>
      <text:p text:style-name="P1">TS plays Daze from Hand</text:p>
      <text:p text:style-name="P1">TS puts Tropical Island to Hand from Play</text:p>
      <text:p text:style-name="P1">wox2 (CZ) puts Fireblast to Graveyard from Play</text:p>
      <text:p text:style-name="P1">TS puts Daze to Graveyard from Play</text:p>
      <text:p text:style-name="P1">wox2 (CZ) puts Fireblast into play from Graveyard</text:p>
      <text:p text:style-name="P1">wox2 (CZ) plays Simian Spirit Guide from Hand</text:p>
      <text:p text:style-name="P1">wox2 (CZ) puts Simian Spirit Guide to RFG from Play</text:p>
      <text:p text:style-name="P1">TS plays Force of Will from Hand</text:p>
      <text:p text:style-name="P1">TS's life total is now 3 (-1)</text:p>
      <text:p text:style-name="P1">TS puts Force of Will to RFG from Hand</text:p>
      <text:p text:style-name="P1">TS puts Force of Will to Graveyard from Play</text:p>
      <text:p text:style-name="P1">wox2 (CZ) puts Fireblast to Graveyard from Play</text:p>
      <text:p text:style-name="P1">TS puts Duress to Graveyard from Play</text:p>
      <text:p text:style-name="P1">&lt;wox2 (CZ)&gt; Ok</text:p>
      <text:p text:style-name="P1">It is now the End Phase, End Of Turn Step</text:p>
      <text:p text:style-name="P1">&lt;TS&gt; End my turn</text:p>
      <text:p text:style-name="P1">It is now turn 15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Mishra's Factory from Hand</text:p>
      <text:p text:style-name="P1">It is now the End Phase, End Of Turn Step</text:p>
      <text:p text:style-name="P1">&lt;wox2 (CZ)&gt; End my turn</text:p>
      <text:p text:style-name="P1">It is now turn 16 (TS)</text:p>
      <text:p text:style-name="P1">It is now the Beginning Phase, Untap Step</text:p>
      <text:p text:style-name="P1">Genju of the Spires is enchanting Mountain now</text:p>
      <text:p text:style-name="P1">TS untaps his/her permanents</text:p>
      <text:p text:style-name="P1">It is now the Beginning Phase, Upkeep Step</text:p>
      <text:p text:style-name="P1">It is now the Beginning Phase, Draw Step</text:p>
      <text:p text:style-name="P1">TS draws a card</text:p>
      <text:p text:style-name="P1">It is now the Precombat Main Phase</text:p>
      <text:p text:style-name="P1">It is now the End Phase, End Of Turn Step</text:p>
      <text:p text:style-name="P1">&lt;TS&gt; End my turn</text:p>
      <text:p text:style-name="P1">It is now turn 17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taps Mountain</text:p>
      <text:p text:style-name="P1">wox2 (CZ) taps Mishra's Factory</text:p>
      <text:p text:style-name="P1">It is now the Combat Phase, Declare Attackers Step</text:p>
      <text:p text:style-name="P1">wox2 (CZ) taps Mountain</text:p>
      <text:p text:style-name="P1">It is now the Combat Phase, Declare Blockers Step</text:p>
      <text:p text:style-name="P1">&lt;wox2 (CZ)&gt; Ok</text:p>
      <text:p text:style-name="P1">TS puts Duress to RFG from Graveyard</text:p>
      <text:p text:style-name="P1">TS puts Force of Will to RFG from Graveyard</text:p>
      <text:p text:style-name="P1">Psychatog is now 2/3</text:p>
      <text:p text:style-name="P1">TS puts Daze to RFG from Graveyard</text:p>
      <text:p text:style-name="P1">TS puts Flooded Strand to RFG from Graveyard</text:p>
      <text:p text:style-name="P1">Psychatog is now 3/4</text:p>
      <text:p text:style-name="P1">TS puts Quirion Dryad to RFG from Graveyard</text:p>
      <text:p text:style-name="P1">TS puts Duress to RFG from Graveyard</text:p>
      <text:p text:style-name="P1">Psychatog is now 4/5</text:p>
      <text:p text:style-name="P1">TS puts Merchant Scroll to RFG from Graveyard</text:p>
      <text:p text:style-name="P1">TS puts Force of Will to RFG from Graveyard</text:p>
      <text:p text:style-name="P1">Psychatog is now 5/6</text:p>
      <text:p text:style-name="P1">TS puts Flooded Strand to RFG from Graveyard</text:p>
      <text:p text:style-name="P1">TS puts Dark Confidant to RFG from Graveyard</text:p>
      <text:p text:style-name="P1">Psychatog is now 6/7</text:p>
      <text:p text:style-name="P1">wox2 (CZ) puts Mountain to Graveyard from Play</text:p>
      <text:p text:style-name="P1">wox2 (CZ) puts Genju of the Spires into play from Graveyard</text:p>
      <text:p text:style-name="P1">wox2 (CZ) puts Genju of the Spires to Hand from Play</text:p>
      <text:p text:style-name="P1">It is now the Postcombat Main Phase</text:p>
      <text:p text:style-name="P1">Psychatog is now 1/2</text:p>
      <text:p text:style-name="P1">wox2 (CZ) plays Mountain from Hand</text:p>
      <text:p text:style-name="P1">wox2 (CZ) taps Mountain</text:p>
      <text:p text:style-name="P1">Genju of the Spires is enchanting Mountain now</text:p>
      <text:p text:style-name="P1">wox2 (CZ) puts Genju of the Spires into play from Hand</text:p>
      <text:p text:style-name="P1">&lt;wox2 (CZ)&gt; Ok?</text:p>
      <text:p text:style-name="P1">It is now the Postcombat Main Phase</text:p>
      <text:p text:style-name="P1">&lt;TS&gt; Ok</text:p>
      <text:p text:style-name="P1">It is now the End Phase, End Of Turn Step</text:p>
      <text:p text:style-name="P1">&lt;wox2 (CZ)&gt; End my turn</text:p>
      <text:p text:style-name="P1">It is now turn 18 (TS)</text:p>
      <text:p text:style-name="P1">It is now the Beginning Phase, Untap Step</text:p>
      <text:p text:style-name="P1">TS untaps his/her permanents</text:p>
      <text:p text:style-name="P1">It is now the Beginning Phase, Upkeep Step</text:p>
      <text:p text:style-name="P1">It is now the Beginning Phase, Draw Step</text:p>
      <text:p text:style-name="P1">TS draws a card</text:p>
      <text:p text:style-name="P1">It is now the Precombat Main Phase</text:p>
      <text:p text:style-name="P1">TS taps Library of Alexandria</text:p>
      <text:p text:style-name="P1">TS draws a card</text:p>
      <text:p text:style-name="P1">TS plays Tropical Island from Hand</text:p>
      <text:p text:style-name="P1">It is now the End Phase, End Of Turn Step</text:p>
      <text:p text:style-name="P1">&lt;TS&gt; End my turn</text:p>
      <text:p text:style-name="P1">It is now turn 19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Chain Lightning from Hand</text:p>
      <text:p text:style-name="P1">wox2 (CZ) taps Mountain</text:p>
      <text:p text:style-name="P1">&lt;TS&gt; Thinking</text:p>
      <text:p text:style-name="P1">&lt;TS&gt; gg</text:p>
      <text:p text:style-name="P1">&lt;TS&gt; g2</text:p>
      <text:p text:style-name="P1">&lt;wox2 (CZ)&gt; ok</text:p>
      <text:p text:style-name="P1">&lt;Opponent is requesting a new game&gt;</text:p>
      <text:p text:style-name="P1">TS shuffles library</text:p>
      <text:p text:style-name="P1">&lt;TS&gt; I am ready.</text:p>
      <text:p text:style-name="P1">TS draws 0 cards</text:p>
      <text:p text:style-name="P1">TS shuffles library</text:p>
      <text:p text:style-name="P1">&lt;TS&gt; p</text:p>
      <text:p text:style-name="P1">wox2 (CZ) shuffles library</text:p>
      <text:p text:style-name="P1">&lt;wox2 (CZ)&gt; I am ready.</text:p>
      <text:p text:style-name="P1">wox2 (CZ) draws 0 cards</text:p>
      <text:p text:style-name="P1">TS draws 7 cards</text:p>
      <text:p text:style-name="P1">&lt;-------- New Game Started --------&gt;</text:p>
      <text:p text:style-name="P1">TS's Security Code: 8143668B/sb [???]</text:p>
      <text:p text:style-name="P1">wox2 (CZ)'s Security Code: 354E8BDA/sb [???]</text:p>
      <text:p text:style-name="P1">It is now turn 1 (wox2 (CZ))</text:p>
      <text:p text:style-name="P1">It is now the Beginning Phase, Untap Step</text:p>
      <text:p text:style-name="P1">&lt;wox2 (CZ)&gt; k</text:p>
      <text:p text:style-name="P1">It is now turn 2 (TS)</text:p>
      <text:p text:style-name="P1">It is now the Beginning Phase, Untap Step</text:p>
      <text:p text:style-name="P1">&lt;TS&gt; kp</text:p>
      <text:p text:style-name="P1">wox2 (CZ) shuffles library</text:p>
      <text:p text:style-name="P1">wox2 (CZ) shuffles library</text:p>
      <text:p text:style-name="P1">It is now the Precombat Main Phase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&lt;TS&gt; Ok?</text:p>
      <text:p text:style-name="P1">&lt;wox2 (CZ)&gt; kp</text:p>
      <text:p text:style-name="P1">TS plays Underground Sea from Hand</text:p>
      <text:p text:style-name="P1">TS taps Underground Sea</text:p>
      <text:p text:style-name="P1">TS plays Ancestral Recall from Hand</text:p>
      <text:p text:style-name="P1">&lt;TS&gt; Ok?</text:p>
      <text:p text:style-name="P1">&lt;wox2 (CZ)&gt; Ok</text:p>
      <text:p text:style-name="P1">TS draws a card</text:p>
      <text:p text:style-name="P1">TS draws a card</text:p>
      <text:p text:style-name="P1">TS draws a card</text:p>
      <text:p text:style-name="P1">TS puts Ancestral Recall to Graveyard from Play</text:p>
      <text:p text:style-name="P1">It is now the End Phase, End Of Turn Step</text:p>
      <text:p text:style-name="P1">It is now the End Phase, Cleanup Step</text:p>
      <text:p text:style-name="P1">&lt;TS&gt; Thinking</text:p>
      <text:p text:style-name="P1">TS puts Quirion Dryad to Graveyard from Hand</text:p>
      <text:p text:style-name="P1">&lt;TS&gt; End my turn</text:p>
      <text:p text:style-name="P1">It is now turn 3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Mountain from Hand</text:p>
      <text:p text:style-name="P1">It is now the End Phase, End Of Turn Step</text:p>
      <text:p text:style-name="P1">&lt;wox2 (CZ)&gt; End my turn</text:p>
      <text:p text:style-name="P1">It is now turn 4 (TS)</text:p>
      <text:p text:style-name="P1">It is now the Beginning Phase, Untap Step</text:p>
      <text:p text:style-name="P1">TS untaps his/her permanents</text:p>
      <text:p text:style-name="P1">It is now the Beginning Phase, Upkeep Step</text:p>
      <text:p text:style-name="P1">It is now the Beginning Phase, Draw Step</text:p>
      <text:p text:style-name="P1">TS draws a card</text:p>
      <text:p text:style-name="P1">It is now the Precombat Main Phase</text:p>
      <text:p text:style-name="P1">TS taps Underground Sea</text:p>
      <text:p text:style-name="P1">TS plays Brainstorm from Hand</text:p>
      <text:p text:style-name="P1">&lt;TS&gt; Ok?</text:p>
      <text:p text:style-name="P1">wox2 (CZ) taps Mountain</text:p>
      <text:p text:style-name="P1">wox2 (CZ) plays Pyroblast from Hand</text:p>
      <text:p text:style-name="P1">TS puts Brainstorm to Graveyard from Play</text:p>
      <text:p text:style-name="P1">It is now the End Phase, End Of Turn Step</text:p>
      <text:p text:style-name="P1">wox2 (CZ) puts Pyroblast to Graveyard from Play</text:p>
      <text:p text:style-name="P1">&lt;TS&gt; End my turn</text:p>
      <text:p text:style-name="P1">It is now turn 5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Mishra's Factory from Hand</text:p>
      <text:p text:style-name="P1">wox2 (CZ) taps Mishra's Factory</text:p>
      <text:p text:style-name="P1">wox2 (CZ) plays Cursed Scroll from Hand</text:p>
      <text:p text:style-name="P1">&lt;TS&gt; Ok</text:p>
      <text:p text:style-name="P1">It is now the End Phase, End Of Turn Step</text:p>
      <text:p text:style-name="P1">&lt;wox2 (CZ)&gt; End my turn</text:p>
      <text:p text:style-name="P1">It is now turn 6 (TS)</text:p>
      <text:p text:style-name="P1">It is now the Beginning Phase, Untap Step</text:p>
      <text:p text:style-name="P1">TS untaps his/her permanents</text:p>
      <text:p text:style-name="P1">It is now the Beginning Phase, Upkeep Step</text:p>
      <text:p text:style-name="P1">It is now the Beginning Phase, Draw Step</text:p>
      <text:p text:style-name="P1">TS draws a card</text:p>
      <text:p text:style-name="P1">It is now the Precombat Main Phase</text:p>
      <text:p text:style-name="P1">TS taps Underground Sea</text:p>
      <text:p text:style-name="P1">TS plays Brainstorm from Hand</text:p>
      <text:p text:style-name="P1">&lt;TS&gt; Ok?</text:p>
      <text:p text:style-name="P1">wox2 (CZ) taps Mountain</text:p>
      <text:p text:style-name="P1">wox2 (CZ) plays Pyroblast from Hand</text:p>
      <text:p text:style-name="P1">TS plays Force of Will from Hand</text:p>
      <text:p text:style-name="P1">TS puts Daze to RFG from Hand</text:p>
      <text:p text:style-name="P1">TS's life total is now 19 (-1)</text:p>
      <text:p text:style-name="P1">wox2 (CZ) puts Pyroblast to Graveyard from Play</text:p>
      <text:p text:style-name="P1">&lt;wox2 (CZ)&gt; Ok</text:p>
      <text:p text:style-name="P1">TS puts Force of Will to Graveyard from Play</text:p>
      <text:p text:style-name="P1">TS draws a card</text:p>
      <text:p text:style-name="P1">TS draws a card</text:p>
      <text:p text:style-name="P1">TS draws a card</text:p>
      <text:p text:style-name="P1">TS puts a card on top of Library from Hand</text:p>
      <text:p text:style-name="P1">TS puts a card on top of Library from Hand</text:p>
      <text:p text:style-name="P1">TS puts Brainstorm to Graveyard from Play</text:p>
      <text:p text:style-name="P1">It is now the End Phase, End Of Turn Step</text:p>
      <text:p text:style-name="P1">&lt;TS&gt; End my turn</text:p>
      <text:p text:style-name="P1">It is now turn 7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Mishra's Factory from Hand</text:p>
      <text:p text:style-name="P1">wox2 (CZ) taps Mishra's Factory</text:p>
      <text:p text:style-name="P1">wox2 (CZ) taps Mishra's Factory</text:p>
      <text:p text:style-name="P1">wox2 (CZ) plays Ankh of Mishra from Hand</text:p>
      <text:p text:style-name="P1">&lt;TS&gt; Ok</text:p>
      <text:p text:style-name="P1">&lt;wox2 (CZ)&gt; Ok?</text:p>
      <text:p text:style-name="P1">wox2 (CZ) taps Mountain</text:p>
      <text:p text:style-name="P1">wox2 (CZ) plays Chain Lightning from Hand</text:p>
      <text:p text:style-name="P1">TS's life total is now 16 (-3)</text:p>
      <text:p text:style-name="P1">wox2 (CZ) puts Chain Lightning to Graveyard from Play</text:p>
      <text:p text:style-name="P1">It is now the End Phase, End Of Turn Step</text:p>
      <text:p text:style-name="P1">&lt;wox2 (CZ)&gt; End my turn</text:p>
      <text:p text:style-name="P1">It is now turn 8 (TS)</text:p>
      <text:p text:style-name="P1">It is now the Beginning Phase, Untap Step</text:p>
      <text:p text:style-name="P1">TS untaps his/her permanents</text:p>
      <text:p text:style-name="P1">It is now the Beginning Phase, Upkeep Step</text:p>
      <text:p text:style-name="P1">It is now the Beginning Phase, Draw Step</text:p>
      <text:p text:style-name="P1">TS draws a card</text:p>
      <text:p text:style-name="P1">It is now the Precombat Main Phase</text:p>
      <text:p text:style-name="P1">It is now the End Phase, End Of Turn Step</text:p>
      <text:p text:style-name="P1">&lt;TS&gt; End my turn</text:p>
      <text:p text:style-name="P1">It is now turn 9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Wasteland from Hand</text:p>
      <text:p text:style-name="P1">wox2 (CZ)'s life total is now 18 (-2)</text:p>
      <text:p text:style-name="P1">wox2 (CZ) taps Wasteland</text:p>
      <text:p text:style-name="P2"><text:span text:style-name="T1">wox2 (CZ) puts Wasteland to Graveyard from Pl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6-25T08:29:33</meta:creation-date>
    <dc:date>2007-06-25T08:29:53</dc:date>
    <meta:editing-cycles>2</meta:editing-cycles>
    <meta:editing-duration>PT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539" meta:word-count="3236" meta:character-count="16183"/>
  </office:meta>
</office:document-meta>
</file>